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MessageConverterMethodArgumentResolver.readWithMessageConverters( HttpInputMessage inputMessage , MethodParameter parameter , Type targetType )</text:p>
          </table:table-cell>
          <table:table-cell office:value-type="float" office:value="29">
            <text:p text:style-name="Table_20_Contents">29</text:p>
          </table:table-cell>
          <table:table-cell office:value-type="float" office:value="18">
            <text:p text:style-name="Table_20_Contents">18</text:p>
          </table:table-cell>
          <table:table-cell office:value-type="float" office:value="69">
            <text:p text:style-name="Table_20_Contents">69</text:p>
          </table:table-cell>
        </table:table-row>
        <table:table-row>
          <table:table-cell office:value-type="string">
            <text:p text:style-name="Table_20_Contents">AbstractMessageConverterMethodArgumentResolver.validateIfApplicable( WebDataBinder binder , MethodParameter paramet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mptyBodyCheckingHttpInputMessage.getBod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ssageConverterMethodArgumentResolver.isBindExceptionRequired( WebDataBinder binder , MethodParameter paramet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mptyBodyCheckingHttpInputMessage.has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ssageConverterMethodArgumentResolver.readWithMessageConverters( NativeWebRequest webRequest , MethodParameter parameter , Type param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MessageConverterMethodArgumentResolver.closeStreamIfNecessary( InputStream 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MessageConverterMethodArgumentResolver.getAd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ssageConverterMethodArgumentResolver.AbstractMessageConverterMethodArgumentResolver( List &lt; HttpMessageConverter &lt; ? &gt; &gt; converters , @ Nullable List &lt; Object &gt; requestResponseBodyAd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MessageConverterMethodArgumentResolver.getSupportedMediaTypes( Class &lt; ? &gt; clazz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mptyBodyCheckingHttpInputMessage.get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ssageConverterMethodArgumentResolver.adaptArgumentIfNecessary( @ Nullable Object arg , MethodParameter paramete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bstractMessageConverterMethodArgumentResolver.AbstractMessageConverterMethodArgumentResolver( List &lt; HttpMessageConverter &lt; ? &gt; &gt; conver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ssageConverterMethodArgumentResolver.createInputMessage( NativeWebRequest web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mptyBodyCheckingHttpInputMessage.EmptyBodyCheckingHttpInputMessage( HttpInputMessage inputMessag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